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167in" table:align="margins"/>
    </style:style>
    <style:style style:name="Table1.A" style:family="table-column">
      <style:table-column-properties style:column-width="0.6458in" style:rel-column-width="930*"/>
    </style:style>
    <style:style style:name="Table1.B" style:family="table-column">
      <style:table-column-properties style:column-width="1.616in" style:rel-column-width="2327*"/>
    </style:style>
    <style:style style:name="Table1.C" style:family="table-column">
      <style:table-column-properties style:column-width="1.1306in" style:rel-column-width="1628*"/>
    </style:style>
    <style:style style:name="Table1.D" style:family="table-column">
      <style:table-column-properties style:column-width="1.1313in" style:rel-column-width="162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mic Sans MS" fo:font-size="12pt" style:font-size-asian="12pt" style:font-size-complex="12pt"/>
    </style:style>
    <style:style style:name="P2" style:family="paragraph" style:parent-style-name="Standard" style:list-style-name="L1">
      <style:text-properties style:font-name="Comic Sans MS" fo:font-size="12pt" style:font-size-asian="12pt" style:font-size-complex="12pt"/>
    </style:style>
    <style:style style:name="P3" style:family="paragraph" style:parent-style-name="Standard" style:list-style-name="L2">
      <style:text-properties style:font-name="Comic Sans MS" fo:font-size="12pt" style:font-size-asian="12pt" style:font-size-complex="12pt"/>
    </style:style>
    <style:style style:name="P4" style:family="paragraph" style:parent-style-name="Standard" style:list-style-name="L3">
      <style:text-properties style:font-name="Comic Sans MS" fo:font-size="12pt" style:font-size-asian="12pt" style:font-size-complex="12pt"/>
    </style:style>
    <style:style style:name="P5" style:family="paragraph" style:parent-style-name="Standard" style:list-style-name="L4">
      <style:text-properties style:font-name="Comic Sans MS" fo:font-size="12pt" style:font-size-asian="12pt" style:font-size-complex="12pt"/>
    </style:style>
    <style:style style:name="P6" style:family="paragraph" style:parent-style-name="Standard" style:list-style-name="L5">
      <style:text-properties style:font-name="Comic Sans MS" fo:font-size="12pt" style:font-size-asian="12pt" style:font-size-complex="12pt"/>
    </style:style>
    <style:style style:name="P7" style:family="paragraph" style:parent-style-name="Standard" style:list-style-name="L6">
      <style:text-properties style:font-name="Comic Sans MS" fo:font-size="12pt" style:font-size-asian="12pt" style:font-size-complex="12pt"/>
    </style:style>
    <style:style style:name="P8" style:family="paragraph" style:parent-style-name="Standard" style:list-style-name="L13">
      <style:text-properties style:font-name="Comic Sans MS" fo:font-size="12pt" style:font-size-asian="12pt" style:font-size-complex="12pt"/>
    </style:style>
    <style:style style:name="P9" style:family="paragraph" style:parent-style-name="Standard" style:list-style-name="L16">
      <style:text-properties style:font-name="Comic Sans MS" fo:font-size="12pt" style:font-size-asian="12pt" style:font-size-complex="12pt"/>
    </style:style>
    <style:style style:name="P10" style:family="paragraph" style:parent-style-name="Standard" style:list-style-name="L17">
      <style:text-properties style:font-name="Comic Sans MS" fo:font-size="12pt" style:font-size-asian="12pt" style:font-size-complex="12pt"/>
    </style:style>
    <style:style style:name="P11" style:family="paragraph" style:parent-style-name="Standard" style:list-style-name="L18">
      <style:text-properties style:font-name="Comic Sans MS" fo:font-size="12pt" style:font-size-asian="12pt" style:font-size-complex="12pt"/>
    </style:style>
    <style:style style:name="P12" style:family="paragraph" style:parent-style-name="Standard" style:list-style-name="L19">
      <style:text-properties style:font-name="Comic Sans MS" fo:font-size="12pt" style:font-size-asian="12pt" style:font-size-complex="12pt"/>
    </style:style>
    <style:style style:name="P13" style:family="paragraph" style:parent-style-name="Standard" style:list-style-name="L20">
      <style:text-properties style:font-name="Comic Sans MS" fo:font-size="12pt" style:font-size-asian="12pt" style:font-size-complex="12pt"/>
    </style:style>
    <style:style style:name="P14" style:family="paragraph" style:parent-style-name="Standard">
      <style:text-properties style:font-name="Comic Sans MS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14"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L15"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16"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text-properties style:font-name="Comic Sans MS" fo:font-size="12pt" style:font-size-asian="12pt" style:font-size-complex="12pt"/>
    </style:style>
    <style:style style:name="T1" style:family="text">
      <style:text-properties style:font-name="Times New Roma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docs-internal-guid-f54ce1f6-7fff-31ec-1b81-98c371a18247"/>Assignment 1</text:p>
      <text:p text:style-name="P14">User Story:</text:p>
      <text:p text:style-name="P1">As a railway user, I should get an option to cancel the  tickets, so that user can cancel the ticket and get refund.</text:p>
      <text:p text:style-name="P1"/>
      <text:p text:style-name="P14">Acceptance Criteria:</text:p>
      <text:list xml:id="list4120586968723148313" text:style-name="L1">
        <text:list-item>
          <text:p text:style-name="P2">A new button with Label “Cancel Ticket” should be displayed for cancelling the ticket.</text:p>
        </text:list-item>
        <text:list-item>
          <text:p text:style-name="P2">Button should not be displayed for those tickets for which journey date is previous than current date.</text:p>
        </text:list-item>
        <text:list-item>
          <text:p text:style-name="P2">Refund amount should be calculated as follows:</text:p>
        </text:list-item>
      </text:list>
      <text:list xml:id="list366919873890600876" text:style-name="L2">
        <text:list-item>
          <text:p text:style-name="P3">If user cancels the ticket 60 days prior to journey date.</text:p>
        </text:list-item>
      </text:list>
      <text:p text:style-name="P1"><text:tab/><text:tab/>Refund 70% of amount</text:p>
      <text:list xml:id="list7905243207502833854" text:style-name="L3">
        <text:list-item>
          <text:p text:style-name="P4">If user cancels the ticket b/n 60-30 days prior to journey date</text:p>
        </text:list-item>
      </text:list>
      <text:p text:style-name="P1"><text:tab/><text:tab/>Refund 50% of amount.</text:p>
      <text:list xml:id="list2418095596131564197" text:style-name="L4">
        <text:list-item>
          <text:p text:style-name="P5">If user cancels the ticket between 30-10 days</text:p>
        </text:list-item>
      </text:list>
      <text:p text:style-name="P1"><text:tab/><text:tab/>Refund 35% of amount.</text:p>
      <text:list xml:id="list658113783033089323" text:style-name="L5">
        <text:list-item>
          <text:p text:style-name="P6">If user cancels the ticket between 10-1 days</text:p>
        </text:list-item>
      </text:list>
      <text:p text:style-name="P1"><text:tab/><text:tab/>Refund 20% of amount.</text:p>
      <text:list xml:id="list6262660703795422781" text:style-name="L6">
        <text:list-item>
          <text:p text:style-name="P7">User should get an email for successful cancellation.</text:p>
        </text:list-item>
      </text:list>
      <text:p text:style-name="P1"/>
      <text:p text:style-name="P1"><text:bookmark text:name="docs-internal-guid-17c0e20f-7fff-992c-3bfe-96682f08f248"/>Question 1.) Groom the above user story and mention :</text:p>
      <text:list xml:id="list8461975018297028618" text:style-name="L13">
        <text:list-item>
          <text:p text:style-name="P8">Any clarification required in user story acceptance criteria.</text:p>
        </text:list-item>
        <text:list-item>
          <text:p text:style-name="P8">Any questions for the scope of the requirements.</text:p>
        </text:list-item>
      </text:list>
      <text:p text:style-name="P1"/>
      <text:p text:style-name="P16">Answer: </text:p>
      <text:list xml:id="list5205122801466615600" text:style-name="L14">
        <text:list-item>
          <text:p text:style-name="P17">Where to place the button on the page is not given.</text:p>
        </text:list-item>
        <text:list-item>
          <text:p text:style-name="P17">What if the user doesn't have an email id.</text:p>
        </text:list-item>
        <text:list-item>
          <text:p text:style-name="P17">The user has booked the ticket via offline mode is he eligible for cancellation via online mode.</text:p>
        </text:list-item>
        <text:list-item>
          <text:p text:style-name="P17">What is the format of email which is sent after the ticket is successfully canceled.</text:p>
        </text:list-item>
        <text:list-item>
          <text:p text:style-name="P17">What if the cancellation step fails.</text:p>
        </text:list-item>
        <text:list-item>
          <text:p text:style-name="P17">What is the formula to calculate the refund amount. </text:p>
        </text:list-item>
        <text:list-item>
          <text:p text:style-name="P17">Refunded amount is sent to the users bank account or the user can collect cash from the counter.</text:p>
        </text:list-item>
        <text:list-item>
          <text:p text:style-name="P17">What if the user doesn't have a bank account.</text:p>
        </text:list-item>
        <text:list-item>
          <text:p text:style-name="P17">What if the train is canceled then how to refund the money.</text:p>
        </text:list-item>
        <text:list-item>
          <text:p text:style-name="P17">Is there any option for partial cancellation.</text:p>
        </text:list-item>
        <text:list-item>
          <text:p text:style-name="P17">If partial cancellation is possible then is the refund criteria is same or what.</text:p>
        </text:list-item>
        <text:list-item>
          <text:p text:style-name="P17">What if after the successful cancellation of ticket the email is not sent then what to do.</text:p>
        </text:list-item>
      </text:list>
      <text:p text:style-name="P1"><text:s/><text:tab/></text:p>
      <text:p text:style-name="P1"/>
      <text:p text:style-name="P1"><text:bookmark text:name="docs-internal-guid-15cf93d3-7fff-1ad8-8253-34495091e129"/>Question 2.) Create all Test Coverage Scenarios for the above User Story.</text:p>
      <text:p text:style-name="P1"/>
      <text:p text:style-name="P16">Answer:</text:p>
      <text:p text:style-name="P16">POSITIVE TEST COVERAGE</text:p>
      <text:list xml:id="list6358075298505584085" text:style-name="L15">
        <text:list-item>
          <text:p text:style-name="P18">The cancel button should be available for the valid dates only.</text:p>
        </text:list-item>
        <text:list-item>
          <text:p text:style-name="P18">The email is successfully sent to the user who has canceled the ticket.</text:p>
        </text:list-item>
        <text:list-item>
          <text:p text:style-name="P18">The refund amount is calculated properly and the result is precise.</text:p>
        </text:list-item>
      </text:list>
      <text:p text:style-name="P16"><text:soft-page-break/></text:p>
      <text:p text:style-name="P16">NEGATIVE TEST COVERAGE</text:p>
      <text:list xml:id="list1950766148568687493" text:style-name="L16">
        <text:list-item>
          <text:p text:style-name="P19">The button is not present for the date which is previous than the current date and on the current date the button is not present.</text:p>
        </text:list-item>
        <text:list-item>
          <text:p text:style-name="P19">The email is not sent after successful cancellation of the ticket. </text:p>
        </text:list-item>
        <text:list-item>
          <text:p text:style-name="P9"><text:span text:style-name="T1">The refund amount is not calculated properly and is not accurate.</text:span><text:line-break/></text:p>
        </text:list-item>
      </text:list>
      <text:p text:style-name="P1"><text:bookmark text:name="docs-internal-guid-4c92bf82-7fff-36b3-b7b7-eeeb21ddbfe3"/>Question 3.) Create Test Cases for the Refund Amount calculations for above user story: .</text:p>
      <text:list xml:id="list2416791695533107983" text:style-name="L17">
        <text:list-item>
          <text:p text:style-name="P10">Refund amount should be calculated as follows:</text:p>
        </text:list-item>
        <text:list-item>
          <text:p text:style-name="P10">If user cancels the ticket 60 days prior to journey date.</text:p>
        </text:list-item>
      </text:list>
      <text:p text:style-name="P1">Refund 70% of amount</text:p>
      <text:list xml:id="list5406747335352404494" text:style-name="L18">
        <text:list-item>
          <text:p text:style-name="P11">If user cancels the ticket b/n 60-30 days prior to journey date</text:p>
        </text:list-item>
      </text:list>
      <text:p text:style-name="P1">Refund 50% of amount.</text:p>
      <text:list xml:id="list4838848464888264575" text:style-name="L19">
        <text:list-item>
          <text:p text:style-name="P12">If user cancels the ticket between 30-10 days</text:p>
        </text:list-item>
      </text:list>
      <text:p text:style-name="P1">Refund 35% of amount.</text:p>
      <text:list xml:id="list4181119720457359187" text:style-name="L20">
        <text:list-item>
          <text:p text:style-name="P13">If user cancels the ticket between 10-1 days</text:p>
        </text:list-item>
      </text:list>
      <text:p text:style-name="P1">Refund 20% of amount.</text:p>
      <text:p text:style-name="P1"/>
      <text:p text:style-name="P1">Answer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20">Test Case Id</text:p>
          </table:table-cell>
          <table:table-cell table:style-name="Table1.A1" office:value-type="string">
            <text:p text:style-name="P20">Test Scenario</text:p>
          </table:table-cell>
          <table:table-cell table:style-name="Table1.A1" office:value-type="string">
            <text:p text:style-name="P20">Test Step</text:p>
          </table:table-cell>
          <table:table-cell table:style-name="Table1.A1" office:value-type="string">
            <text:p text:style-name="P20">Test Data</text:p>
          </table:table-cell>
          <table:table-cell table:style-name="Table1.A1" office:value-type="string">
            <text:p text:style-name="P20">Expected Result</text:p>
          </table:table-cell>
          <table:table-cell table:style-name="Table1.A1" office:value-type="string">
            <text:p text:style-name="P20">Actual Result</text:p>
          </table:table-cell>
          <table:table-cell table:style-name="Table1.G1" office:value-type="string">
            <text:p text:style-name="P20">Pass/Fail</text:p>
          </table:table-cell>
        </table:table-row>
        <table:table-row>
          <table:table-cell table:style-name="Table1.A2" office:value-type="string">
            <text:p text:style-name="P20">TC#1 (+ve)</text:p>
          </table:table-cell>
          <table:table-cell table:style-name="Table1.A2" office:value-type="string">
            <text:p text:style-name="P20">Checking for the visibility of cancel button for date which is not current date or previous than current date.</text:p>
          </table:table-cell>
          <table:table-cell table:style-name="Table1.A2" office:value-type="string">
            <text:p text:style-name="P20">1. Go to the web page for canceling the ticket.</text:p>
            <text:p text:style-name="P20">2.Login with valid credentials.</text:p>
          </table:table-cell>
          <table:table-cell table:style-name="Table1.A2" office:value-type="string">
            <text:p text:style-name="P20">Select the ticket which is to be canceled. <text:s/></text:p>
          </table:table-cell>
          <table:table-cell table:style-name="Table1.A2" office:value-type="string">
            <text:p text:style-name="P20">The cancel button must be visible on the page.</text:p>
          </table:table-cell>
          <table:table-cell table:style-name="Table1.A2" office:value-type="string">
            <text:p text:style-name="P20">As Expected.</text:p>
          </table:table-cell>
          <table:table-cell table:style-name="Table1.G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20">TC#2</text:p>
            <text:p text:style-name="P20">(+ve)</text:p>
          </table:table-cell>
          <table:table-cell table:style-name="Table1.A2" office:value-type="string">
            <text:p text:style-name="P20">Checking the accuracy of the calculated</text:p>
            <text:p text:style-name="P20">refund amount.</text:p>
          </table:table-cell>
          <table:table-cell table:style-name="Table1.A2" office:value-type="string">
            <text:p text:style-name="P20">1. Go to the web page for canceling the ticket.</text:p>
            <text:p text:style-name="P20">2. Login with valid credentials.</text:p>
            <text:p text:style-name="P20">3. Select the ticket which is to be canceled.</text:p>
            <text:p text:style-name="P20">4. Calculate the number of days left <text:soft-page-break/>for traveling.</text:p>
          </table:table-cell>
          <table:table-cell table:style-name="Table1.A2" office:value-type="string">
            <text:p text:style-name="P20">The number of days left from the journey date. </text:p>
          </table:table-cell>
          <table:table-cell table:style-name="Table1.A2" office:value-type="string">
            <text:p text:style-name="P20">The amount refunded must be accurate and should meet the acceptance criteria.</text:p>
          </table:table-cell>
          <table:table-cell table:style-name="Table1.A2" office:value-type="string">
            <text:p text:style-name="P20">As Expected.</text:p>
          </table:table-cell>
          <table:table-cell table:style-name="Table1.G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20">TC#3</text:p>
            <text:p text:style-name="P20">(+ve)</text:p>
          </table:table-cell>
          <table:table-cell table:style-name="Table1.A2" office:value-type="string">
            <text:p text:style-name="P20">Checking for email is sent after the successful </text:p>
          </table:table-cell>
          <table:table-cell table:style-name="Table1.A2" office:value-type="string">
            <text:p text:style-name="P20">1. Go to the web page for canceling the ticket.</text:p>
            <text:p text:style-name="P20">2. Login with valid credentials.</text:p>
            <text:p text:style-name="P20">3. Select the ticket which is to be canceled.</text:p>
            <text:p text:style-name="P20">4. Calculate the number of days left for traveling.</text:p>
          </table:table-cell>
          <table:table-cell table:style-name="Table1.A2" office:value-type="string">
            <text:p text:style-name="P20">Every step worked properly and we get a success response.</text:p>
          </table:table-cell>
          <table:table-cell table:style-name="Table1.A2" office:value-type="string">
            <text:p text:style-name="P20">The mail must be sent to the user mail id after successfully receiving the response.</text:p>
          </table:table-cell>
          <table:table-cell table:style-name="Table1.A2" office:value-type="string">
            <text:p text:style-name="P20">As Expected</text:p>
          </table:table-cell>
          <table:table-cell table:style-name="Table1.G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20">TC#4</text:p>
            <text:p text:style-name="P20">(+ve)</text:p>
          </table:table-cell>
          <table:table-cell table:style-name="Table1.A2" office:value-type="string">
            <text:p text:style-name="P20">Checking whether the cancel button is shown for the current date or not.</text:p>
          </table:table-cell>
          <table:table-cell table:style-name="Table1.A2" office:value-type="string">
            <text:p text:style-name="P20">1. Go to the web page for canceling the ticket.</text:p>
            <text:p text:style-name="P20">2.Login with valid credentials</text:p>
          </table:table-cell>
          <table:table-cell table:style-name="Table1.A2" office:value-type="string">
            <text:p text:style-name="P20">Select the ticket which is to be canceled. The date of ticket must be current date. </text:p>
          </table:table-cell>
          <table:table-cell table:style-name="Table1.A2" office:value-type="string">
            <text:p text:style-name="P20">The cancel button must not be visible on the page.</text:p>
          </table:table-cell>
          <table:table-cell table:style-name="Table1.A2" office:value-type="string">
            <text:p text:style-name="P20">As Expected</text:p>
          </table:table-cell>
          <table:table-cell table:style-name="Table1.G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20">TC#5</text:p>
            <text:p text:style-name="P20">(+ve)</text:p>
          </table:table-cell>
          <table:table-cell table:style-name="Table1.A2" office:value-type="string">
            <text:p text:style-name="P20">Checking whether the cancel button is shown for the previous date or not.</text:p>
          </table:table-cell>
          <table:table-cell table:style-name="Table1.A2" office:value-type="string">
            <text:p text:style-name="P20">1. Go to the web page for canceling the ticket.</text:p>
            <text:p text:style-name="P20">2.Login with valid credentials</text:p>
          </table:table-cell>
          <table:table-cell table:style-name="Table1.A2" office:value-type="string">
            <text:p text:style-name="P20">Select the ticket which is to be canceled. The date of ticket must be previous date. </text:p>
          </table:table-cell>
          <table:table-cell table:style-name="Table1.A2" office:value-type="string">
            <text:p text:style-name="P20">The cancel button must not be visible on the page.</text:p>
          </table:table-cell>
          <table:table-cell table:style-name="Table1.A2" office:value-type="string">
            <text:p text:style-name="P20">As Expected</text:p>
          </table:table-cell>
          <table:table-cell table:style-name="Table1.G2" office:value-type="string">
            <text:p text:style-name="P20">Pass</text:p>
          </table:table-cell>
        </table:table-row>
        <table:table-row>
          <table:table-cell table:style-name="Table1.A2" office:value-type="string">
            <text:p text:style-name="P20">TC#6</text:p>
            <text:p text:style-name="P20">(-ve)</text:p>
          </table:table-cell>
          <table:table-cell table:style-name="Table1.A2" office:value-type="string">
            <text:p text:style-name="P20">Checking whether 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G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G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G2" office:value-type="string">
            <text:p text:style-name="P20"/>
          </table:table-cell>
        </table:table-row>
      </table:table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302in" fo:margin-right="0.2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6:05:32.63</meta:creation-date>
    <dc:date>2018-10-15T18:51:27.49</dc:date>
    <meta:editing-duration>PT2H45M52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3" meta:paragraph-count="114" meta:word-count="825" meta:character-count="4527"/>
  </office:meta>
</office:document-meta>
</file>